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enchmarkTest.createContent( Node fo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BenchmarkTest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ntGenerator.ContentGenerator(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Generato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BenchmarkTest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